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15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8T15:44:29.28</dc:date>
    <dc:creator>James Lombardi</dc:creator>
    <meta:editing-duration>PT3H8M31S</meta:editing-duration>
    <meta:editing-cycles>14</meta:editing-cycles>
    <meta:generator>OpenOffice/4.1.0$Win32 OpenOffice.org_project/410m18$Build-9764</meta:generator>
    <meta:document-statistic meta:table-count="3" meta:cell-count="793" meta:object-count="0"/>
  </office:meta>
</office:document-meta>
</file>